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13cm" fo:margin-left="9.678cm" table:align="left"/>
    </style:style>
    <style:style style:name="Table1.A" style:family="table-column">
      <style:table-column-properties style:column-width="4.31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.057cm"/>
    </style:style>
    <style:style style:name="P1" style:family="paragraph" style:parent-style-name="Footer">
      <style:paragraph-properties fo:text-align="center" style:justify-single-word="false"/>
      <style:text-properties officeooo:rsid="0007f5de" officeooo:paragraph-rsid="0007f5d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497c" officeooo:paragraph-rsid="000749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497c" officeooo:paragraph-rsid="0007497c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officeooo:rsid="0009e681" officeooo:paragraph-rsid="0009e68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9e681" officeooo:paragraph-rsid="0009e68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9e681" officeooo:paragraph-rsid="0009e681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text-underline-style="none" fo:font-weight="normal" officeooo:rsid="0009e681" officeooo:paragraph-rsid="0009e68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09e681" officeooo:paragraph-rsid="0009e6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497c" officeooo:paragraph-rsid="0007497c" style:font-weight-asian="normal" style:font-weight-complex="normal"/>
    </style:style>
    <style:style style:name="T1" style:family="text">
      <style:text-properties officeooo:rsid="0008d2ea"/>
    </style:style>
    <style:style style:name="T2" style:family="text">
      <style:text-properties officeooo:rsid="000a0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TA PENGANTAR</text:p>
      <text:p text:style-name="P2"/>
      <text:p text:style-name="P2"/>
      <text:p text:style-name="P3">Puji dan Syukur <text:span text:style-name="T1">penulis panjatkan ke hadirat Allah Swt yang telah melimpahkan Rahmat dan Hidayah-NYA sehingga penulis dapat menyelesaikan Laporan PKN ini, salawat serta salam semoga tercurah limpahkan atas Nabi Muhammad SAW samap akhir zaman sebagi pembimbing umat Islam di seluruh dunia.</text:span></text:p>
      <text:p text:style-name="P3"><text:tab/><text:span text:style-name="T2">Pnulisan Laporan PKN ini merupakan tugas dan kewajiaban akhir penulis sebagai mahasiswa dalam menempuh Program 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rang, <text:s/>April 2019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Penulis</text:p>
          </table:table-cell>
        </table:table-row>
        <table:table-row table:style-name="Table1.2"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MIFTAHUSURUR</text:p>
          </table:table-cell>
        </table:table-row>
        <table:table-row>
          <table:table-cell table:style-name="Table1.A1" office:value-type="string">
            <text:p text:style-name="P8">NPM : 1101161093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7f5de" officeooo:paragraph-rsid="0007f5d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iii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5:00.455252592</meta:creation-date>
    <meta:generator>LibreOffice/6.0.7.3$Linux_x86 LibreOffice_project/00m0$Build-3</meta:generator>
    <dc:date>2019-05-15T22:26:25.102782120</dc:date>
    <meta:editing-duration>PT19M2S</meta:editing-duration>
    <meta:editing-cycles>5</meta:editing-cycles>
    <meta:document-statistic meta:table-count="1" meta:image-count="0" meta:object-count="0" meta:page-count="1" meta:paragraph-count="8" meta:word-count="68" meta:character-count="471" meta:non-whitespace-character-count="408"/>
  </office:meta>
</office:document-meta>
</file>